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solid" draw:fill-color="#ffe6c6" draw:textarea-horizontal-align="center" draw:textarea-vertical-align="middle" fo:padding-top="0.15cm" fo:padding-bottom="0.15cm" fo:padding-left="0.275cm" fo:padding-right="0.275cm" draw:shadow="visible" draw:shadow-offset-x="0.1cm" draw:shadow-offset-y="0.1cm"/>
    </style:style>
    <style:style style:name="gr2" style:family="graphic" style:parent-style-name="standard">
      <style:graphic-properties draw:stroke="solid" svg:stroke-width="0.05cm" svg:stroke-color="#000000" draw:marker-start-width="0.275cm" draw:marker-end-width="0.275cm" draw:fill="solid" draw:fill-color="#c0c0c0" draw:textarea-horizontal-align="left" draw:auto-grow-height="true" draw:auto-grow-width="true" fo:min-height="0cm" fo:min-width="0cm" fo:padding-top="0.1cm" fo:padding-bottom="0.1cm" fo:padding-left="0.225cm" fo:padding-right="0.225cm" draw:shadow="visible" draw:shadow-offset-x="0.1cm" draw:shadow-offset-y="0.1cm"/>
    </style:style>
    <style:style style:name="gr3" style:family="graphic" style:parent-style-name="standard">
      <style:graphic-properties draw:stroke="none" svg:stroke-width="0.05cm" draw:marker-start-width="0.275cm" draw:marker-end-width="0.275cm" draw:fill="solid" draw:fill-color="#4c4c4c" draw:textarea-horizontal-align="justify" draw:textarea-vertical-align="top" draw:auto-grow-height="false" fo:min-height="0cm" fo:min-width="0cm" fo:padding-top="0.15cm" fo:padding-bottom="0.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1cm" svg:stroke-color="#ff0000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05cm" svg:stroke-color="#ff6633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9" style:family="graphic" style:parent-style-name="standard">
      <style:graphic-properties draw:stroke="none" draw:fill="solid" draw:fill-color="#4c4c4c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'Lucida Sans Typewriter'" style:font-family-generic="modern" style:font-pitch="fixe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ffffff" fo:font-family="Arial" style:font-family-generic="swiss" fo:font-size="12pt" fo:font-weight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family="Arial" style:font-family-generic="swiss" fo:font-size="8pt"/>
    </style:style>
    <style:style style:name="P7" style:family="paragraph">
      <style:text-properties fo:font-family="Arial" style:font-family-generic="swiss" fo:font-size="14pt" fo:font-style="italic"/>
    </style:style>
    <style:style style:name="P8" style:family="paragraph">
      <style:paragraph-properties fo:text-align="center"/>
    </style:style>
    <style:style style:name="P9" style:family="paragraph">
      <style:text-properties fo:font-family="Arial" style:font-family-generic="swiss" fo:font-size="14pt"/>
    </style:style>
    <style:style style:name="P10" style:family="paragraph">
      <style:text-properties fo:color="#ff0000" fo:font-weight="bold"/>
    </style:style>
    <style:style style:name="P11" style:family="paragraph">
      <style:paragraph-properties fo:margin-left="0cm" fo:margin-right="0cm" fo:text-align="start" fo:text-indent="0cm"/>
      <style:text-properties fo:font-family="Arial" style:font-family-generic="swiss" fo:font-size="9pt"/>
    </style:style>
    <style:style style:name="T1" style:family="text">
      <style:text-properties fo:color="#0000ff" fo:font-family="'Lucida Sans Typewriter'" style:font-family-generic="modern" style:font-pitch="fixed" fo:font-size="12pt" fo:font-weight="bold"/>
    </style:style>
    <style:style style:name="T2" style:family="text">
      <style:text-properties fo:font-family="'Lucida Sans Typewriter'" style:font-family-generic="modern" style:font-pitch="fixed" fo:font-size="12pt"/>
    </style:style>
    <style:style style:name="T3" style:family="text">
      <style:text-properties fo:color="#008000" fo:font-family="'Lucida Sans Typewriter'" style:font-family-generic="modern" style:font-pitch="fixed" fo:font-size="12pt" fo:font-weight="bold"/>
    </style:style>
    <style:style style:name="T4" style:family="text">
      <style:text-properties style:use-window-font-color="true" fo:font-family="'Lucida Sans Typewriter'" style:font-family-generic="modern" style:font-pitch="fixed" fo:font-size="12pt" fo:font-weight="normal"/>
    </style:style>
    <style:style style:name="T5" style:family="text">
      <style:text-properties fo:font-family="'Lucida Sans Typewriter'" style:font-family-generic="modern" style:font-pitch="fixed"/>
    </style:style>
    <style:style style:name="T6" style:family="text">
      <style:text-properties fo:color="#ffffff" fo:font-family="Arial" style:font-family-generic="swiss" fo:font-size="12pt" fo:font-weight="bold"/>
    </style:style>
    <style:style style:name="T7" style:family="text">
      <style:text-properties fo:color="#000000" fo:font-family="'Lucida Sans Typewriter'" style:font-family-generic="modern" style:font-pitch="fixed" fo:font-size="12pt" fo:font-weight="normal"/>
    </style:style>
    <style:style style:name="T8" style:family="text">
      <style:text-properties fo:font-family="Arial" style:font-family-generic="swiss" fo:font-size="8pt"/>
    </style:style>
    <style:style style:name="T9" style:family="text">
      <style:text-properties fo:font-family="Arial" style:font-family-generic="swiss" fo:font-size="14pt" fo:font-style="italic"/>
    </style:style>
    <style:style style:name="T10" style:family="text">
      <style:text-properties fo:font-family="Arial" style:font-family-generic="swiss" fo:font-size="14pt"/>
    </style:style>
    <style:style style:name="T11" style:family="text">
      <style:text-properties fo:font-family="'Lucida Sans Typewriter'" style:font-family-generic="modern" style:font-pitch="fixed" fo:font-size="12pt" fo:font-style="italic"/>
    </style:style>
    <style:style style:name="T12" style:family="text">
      <style:text-properties fo:color="#ff6633" fo:font-family="'Lucida Sans Typewriter'" style:font-family-generic="modern" style:font-pitch="fixed" fo:font-size="12pt" fo:font-weight="bold"/>
    </style:style>
    <style:style style:name="T13" style:family="text">
      <style:text-properties fo:color="#000000" fo:font-family="'Lucida Sans Typewriter'" style:font-family-generic="modern" style:font-pitch="fixed" fo:font-size="12pt" fo:font-style="italic" fo:font-weight="normal"/>
    </style:style>
    <style:style style:name="T14" style:family="text">
      <style:text-properties fo:color="#ff0000" fo:font-weight="bold"/>
    </style:style>
    <style:style style:name="T15" style:family="text">
      <style:text-properties fo:font-family="Arial" style:font-family-generic="swiss" fo:font-size="9pt" fo:font-weight="bold"/>
    </style:style>
    <style:style style:name="T16" style:family="text">
      <style:text-properties fo:font-family="Arial" style:font-family-generic="swiss" fo:font-size="9pt"/>
    </style:style>
    <style:style style:name="T17" style:family="text">
      <style:text-properties fo:font-family="Arial" style:font-family-generic="swiss"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5.82cm" svg:height="4.152cm" svg:x="2.565cm" svg:y="1.256cm">
          <text:p text:style-name="P1"><text:span text:style-name="T1">class</text:span><text:span text:style-name="T2"> Target {</text:span></text:p>
          <text:p text:style-name="P1"><text:span text:style-name="T1">public</text:span><text:span text:style-name="T2">:</text:span></text:p>
          <text:p text:style-name="P1"><text:span text:style-name="T2"><text:s text:c="2"/></text:span><text:span text:style-name="T1">void</text:span><text:span text:style-name="T2"> f() {</text:span></text:p>
          <text:p text:style-name="P1"><text:span text:style-name="T2"><text:s text:c="4"/></text:span><text:span text:style-name="T3">// do something</text:span></text:p>
          <text:p text:style-name="P1"><text:span text:style-name="T4"><text:s text:c="2"/></text:span><text:span text:style-name="T4">}</text:span></text:p>
          <text:p text:style-name="P1"><text:span text:style-name="T4">};</text:span></text:p>
          <text:p text:style-name="P1"><text:span text:style-name="T5"><text:s text:c="2"/></text:span></text:p>
        </draw:rect>
        <draw:frame draw:style-name="gr2" draw:text-style-name="P4" draw:layer="layout" svg:width="2.124cm" svg:height="0.675cm" svg:x="2.902cm" svg:y="5.405cm">
          <draw:text-box>
            <text:p text:style-name="P3"><text:span text:style-name="T6">Target.h</text:span></text:p>
          </draw:text-box>
        </draw:frame>
        <draw:rect draw:style-name="gr1" draw:text-style-name="P2" draw:layer="layout" svg:width="9.043cm" svg:height="8.357cm" svg:x="9.99cm" svg:y="1.279cm">
          <text:p text:style-name="P1"><text:span text:style-name="T4">#include “Target.h“ </text:span><text:span text:style-name="T3">// for last_</text:span></text:p>
          <text:p text:style-name="P1"><text:span text:style-name="T4">#include &lt;stdio.h&gt; <text:s/></text:span><text:span text:style-name="T3">// for slice</text:span></text:p>
          <text:p text:style-name="P1"><text:span text:style-name="T1"/></text:p>
          <text:p text:style-name="P1"><text:span text:style-name="T1">aspect</text:span><text:span text:style-name="T2"> Problem {</text:span></text:p>
          <text:p text:style-name="P1"><text:span text:style-name="T2"><text:s text:c="2"/></text:span><text:span text:style-name="T2">Target *last_;</text:span></text:p>
          <text:p text:style-name="P1"><text:span text:style-name="T7"><text:s text:c="2"/></text:span><text:span text:style-name="T1">advice</text:span><text:span text:style-name="T7"> “Target“: </text:span><text:span text:style-name="T1">slice class</text:span><text:span text:style-name="T7"> {</text:span></text:p>
          <text:p text:style-name="P1"><text:span text:style-name="T7"><text:s text:c="4"/></text:span><text:span text:style-name="T1">void</text:span><text:span text:style-name="T7"> dump () {</text:span></text:p>
          <text:p text:style-name="P1"><text:span text:style-name="T7"><text:s text:c="6"/></text:span><text:span text:style-name="T3">// print object, needs stdio</text:span></text:p>
          <text:p text:style-name="P1"><text:span text:style-name="T7"><text:s text:c="4"/></text:span><text:span text:style-name="T7">}</text:span></text:p>
          <text:p text:style-name="P1"><text:span text:style-name="T7"><text:s text:c="2"/></text:span><text:span text:style-name="T7">};</text:span></text:p>
          <text:p text:style-name="P1"><text:span text:style-name="T2"><text:s text:c="2"/></text:span><text:span text:style-name="T1">advice</text:span><text:span text:style-name="T2"> execution(“Target“) :</text:span></text:p>
          <text:p text:style-name="P1"><text:span text:style-name="T2"><text:s text:c="4"/></text:span><text:span text:style-name="T1">after</text:span><text:span text:style-name="T2"> () {</text:span></text:p>
          <text:p text:style-name="P1"><text:span text:style-name="T2"><text:s text:c="4"/></text:span><text:span text:style-name="T2">last_ = </text:span><text:span text:style-name="T1">tjp</text:span><text:span text:style-name="T2">-&gt;that();</text:span></text:p>
          <text:p text:style-name="P1"><text:span text:style-name="T2"><text:s text:c="4"/></text:span><text:span text:style-name="T2">last_-&gt;dump();</text:span></text:p>
          <text:p text:style-name="P1"><text:span text:style-name="T4"><text:s text:c="2"/></text:span><text:span text:style-name="T4">}</text:span></text:p>
          <text:p text:style-name="P1"><text:span text:style-name="T4">};</text:span><text:span text:style-name="T5"> </text:span></text:p>
        </draw:rect>
        <draw:frame draw:style-name="gr2" draw:text-style-name="P4" draw:layer="layout" svg:width="2.763cm" svg:height="0.675cm" svg:x="10.306cm" svg:y="9.648cm">
          <draw:text-box>
            <text:p text:style-name="P3"><text:span text:style-name="T6">Problem.ah</text:span></text:p>
          </draw:text-box>
        </draw:frame>
        <draw:custom-shape draw:style-name="gr3" draw:text-style-name="P6" draw:layer="layout" svg:width="1.362cm" svg:height="0.45cm" svg:x="8.573cm" svg:y="1.415cm">
          <text:p text:style-name="P5"><text:span text:style-name="T8">include</text:span></text:p>
          <draw:enhanced-geometry svg:viewBox="0 0 21600 21600" draw:text-areas="0 ?f0 ?f5 ?f2" draw:type="right-arrow" draw:modifiers="18335.4365370506 6848.78048780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7" draw:layer="layout" svg:width="3.207cm" svg:height="0.806cm" svg:x="2.731cm" svg:y="9.281cm">
          <draw:text-box>
            <text:p text:style-name="P3"><text:span text:style-name="T9">source code</text:span></text:p>
          </draw:text-box>
        </draw:frame>
        <draw:line draw:style-name="gr5" draw:text-style-name="P8" draw:layer="layout" svg:x1="2.198cm" svg:y1="10.743cm" svg:x2="19.46cm" svg:y2="10.743cm">
          <text:p text:style-name="P3"/>
        </draw:line>
        <draw:line draw:style-name="gr5" draw:text-style-name="P8" draw:layer="layout" svg:x1="2.198cm" svg:y1="12.343cm" svg:x2="19.46cm" svg:y2="12.343cm">
          <text:p text:style-name="P3"/>
        </draw:line>
        <draw:custom-shape draw:style-name="gr6" draw:text-style-name="P8" draw:layer="layout" svg:width="0.469cm" svg:height="1.322cm" svg:x="9.773cm" svg:y="10.903cm">
          <text:p text:style-name="P3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9" draw:layer="layout" svg:width="3.876cm" svg:height="0.806cm" svg:x="10.2cm" svg:y="11.01cm">
          <draw:text-box>
            <text:p text:style-name="P3"><text:span text:style-name="T10">weaving (ac++)</text:span></text:p>
          </draw:text-box>
        </draw:frame>
        <draw:rect draw:style-name="gr1" draw:text-style-name="P2" draw:layer="layout" svg:width="9.043cm" svg:height="4.821cm" svg:x="9.99cm" svg:y="12.702cm">
          <text:p text:style-name="P1"><text:span text:style-name="T4">#include “Target.h“ </text:span><text:span text:style-name="T3">// for last_</text:span></text:p>
          <text:p text:style-name="P1"><text:span text:style-name="T4">#include &lt;stdio.h&gt; <text:s/></text:span><text:span text:style-name="T3">// for slice</text:span></text:p>
          <text:p text:style-name="P1"><text:span text:style-name="T1"/></text:p>
          <text:p text:style-name="P1"><text:span text:style-name="T1">class</text:span><text:span text:style-name="T2"> Problem {</text:span></text:p>
          <text:p text:style-name="P1"><text:span text:style-name="T2"><text:s text:c="2"/></text:span><text:span text:style-name="T2">Target *last_;</text:span></text:p>
          <text:p text:style-name="P1"><text:span text:style-name="T2"><text:s text:c="2"/></text:span><text:span text:style-name="T1">void</text:span><text:span text:style-name="T2"> </text:span><text:span text:style-name="T11">transformed advice</text:span><text:span text:style-name="T2"> {</text:span></text:p>
          <text:p text:style-name="P1"><text:span text:style-name="T2"><text:s text:c="4"/></text:span><text:span text:style-name="T3">// needs Target, thus Target.h</text:span></text:p>
          <text:p text:style-name="P1"><text:span text:style-name="T4"><text:s text:c="2"/></text:span><text:span text:style-name="T4">}</text:span></text:p>
          <text:p text:style-name="P1"><text:span text:style-name="T4">};</text:span><text:span text:style-name="T5"> </text:span></text:p>
        </draw:rect>
        <draw:frame draw:style-name="gr2" draw:text-style-name="P4" draw:layer="layout" svg:width="2.763cm" svg:height="0.675cm" svg:x="10.306cm" svg:y="17.535cm">
          <draw:text-box>
            <text:p text:style-name="P3"><text:span text:style-name="T6">Problem.ah</text:span></text:p>
          </draw:text-box>
        </draw:frame>
        <draw:frame draw:style-name="gr4" draw:text-style-name="P7" draw:layer="layout" svg:width="3.148cm" svg:height="0.806cm" svg:x="2.667cm" svg:y="19.999cm">
          <draw:text-box>
            <text:p text:style-name="P3"><text:span text:style-name="T9">woven code</text:span></text:p>
          </draw:text-box>
        </draw:frame>
        <draw:rect draw:style-name="gr1" draw:text-style-name="P2" draw:layer="layout" svg:width="6.55cm" svg:height="6.323cm" svg:x="1.835cm" svg:y="12.685cm">
          <text:p text:style-name="P1"><text:span text:style-name="T12">#include “Problem.ah“</text:span></text:p>
          <text:p text:style-name="P1"><text:span text:style-name="T1"/></text:p>
          <text:p text:style-name="P1"><text:span text:style-name="T1">class</text:span><text:span text:style-name="T2"> Target {</text:span></text:p>
          <text:p text:style-name="P1"><text:span text:style-name="T7"><text:s text:c="2"/></text:span><text:span text:style-name="T1">void</text:span><text:span text:style-name="T7"> </text:span><text:span text:style-name="T13">transformed dump</text:span><text:span text:style-name="T7"> {</text:span></text:p>
          <text:p text:style-name="P1"><text:span text:style-name="T7"><text:s text:c="4"/></text:span><text:span text:style-name="T3">// needs stdio</text:span></text:p>
          <text:p text:style-name="P1"><text:span text:style-name="T7"><text:s text:c="2"/></text:span><text:span text:style-name="T7">}</text:span></text:p>
          <text:p text:style-name="P1"><text:span text:style-name="T1">public</text:span><text:span text:style-name="T2">:</text:span></text:p>
          <text:p text:style-name="P1"><text:span text:style-name="T2"><text:s text:c="2"/></text:span><text:span text:style-name="T1">void</text:span><text:span text:style-name="T2"> </text:span><text:span text:style-name="T11">transformed f</text:span><text:span text:style-name="T2"> {</text:span></text:p>
          <text:p text:style-name="P1"><text:span text:style-name="T2"><text:s text:c="4"/></text:span><text:span text:style-name="T3">// do something</text:span></text:p>
          <text:p text:style-name="P1"><text:span text:style-name="T4"><text:s text:c="2"/></text:span><text:span text:style-name="T4">}</text:span></text:p>
          <text:p text:style-name="P1"><text:span text:style-name="T4">};</text:span></text:p>
        </draw:rect>
        <draw:frame draw:style-name="gr2" draw:text-style-name="P4" draw:layer="layout" svg:width="2.124cm" svg:height="0.675cm" svg:x="2.902cm" svg:y="19.005cm">
          <draw:text-box>
            <text:p text:style-name="P3"><text:span text:style-name="T6">Target.h</text:span></text:p>
          </draw:text-box>
        </draw:frame>
        <draw:path draw:style-name="gr7" draw:text-style-name="P8" draw:layer="layout" svg:width="2.347cm" svg:height="4.929cm" svg:x="9.154cm" svg:y="14.36cm" svg:viewBox="0 0 2348 4930" svg:d="m2347 4929c-640-85-982-107-1728-1024-574-706-525-1736-534-1963l-85-1942">
          <text:p text:style-name="P3"/>
        </draw:path>
        <draw:frame draw:style-name="gr4" draw:text-style-name="P10" draw:layer="layout" svg:width="4.689cm" svg:height="0.962cm" svg:x="11.565cm" svg:y="18.755cm">
          <draw:text-box>
            <text:p text:style-name="P3"><text:span text:style-name="T14">include cycle!</text:span></text:p>
          </draw:text-box>
        </draw:frame>
        <draw:custom-shape draw:style-name="gr8" draw:text-style-name="P11" draw:layer="layout" svg:width="3.607cm" svg:height="1.706cm" svg:x="3.669cm" svg:y="10.861cm">
          <text:p text:style-name="P11"><text:span text:style-name="T15">generated include</text:span><text:span text:style-name="T16"> (needed for the slice, which depends on stdio.h)</text:span></text:p>
          <draw:enhanced-geometry svg:viewBox="0 0 21600 21600" draw:mirror-horizontal="false" draw:type="line-callout-2" draw:modifiers="-7650.9977827051 27268.8927943761 -6765.40540540541 13151.3924050633 -1490.68736141907 7010.1933216168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" draw:text-style-name="P8" draw:layer="layout" svg:width="1.856cm" svg:height="0.811cm" svg:x="8.306cm" svg:y="13.041cm">
          <text:p text:style-name="P3"/>
          <draw:enhanced-geometry svg:viewBox="0 0 21600 21600" draw:text-areas="0 0 21600 21600" draw:type="circular-arrow" draw:modifiers="-135.195769813047 -67.332459288818 6745.6908732878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8" draw:layer="layout" svg:width="1.856cm" svg:height="0.811cm" draw:transform="rotate (3.1415926535892) translate (10.185cm 13.729cm)">
          <text:p text:style-name="P3"/>
          <draw:enhanced-geometry svg:viewBox="0 0 21600 21600" draw:text-areas="0 0 21600 21600" draw:type="circular-arrow" draw:modifiers="-135.195769813047 -67.332459288818 6745.6908732878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layer="layout" svg:width="1.399cm" svg:height="0.569cm" svg:x="8.557cm" svg:y="12.504cm">
          <draw:text-box>
            <text:p text:style-name="P5"><text:span text:style-name="T17">inclu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9011</meta:generator>
    <meta:creation-date>2007-11-15T22:58:29</meta:creation-date>
    <dc:date>2007-11-17T11:57:48</dc:date>
    <dc:language>de-DE</dc:language>
    <meta:editing-cycles>9</meta:editing-cycles>
    <meta:editing-duration>PT1H19M12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